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154" officeooo:paragraph-rsid="001ea154"/>
    </style:style>
    <style:style style:name="P2" style:family="paragraph" style:parent-style-name="Standard">
      <style:paragraph-properties fo:text-align="center" style:justify-single-word="false"/>
      <style:text-properties officeooo:rsid="001ea154" officeooo:paragraph-rsid="001ea15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a154" officeooo:paragraph-rsid="001ea154" style:font-weight-asian="bold" style:font-weight-complex="bold"/>
    </style:style>
    <style:style style:name="P4" style:family="paragraph" style:parent-style-name="Header">
      <style:paragraph-properties fo:text-align="center" style:justify-single-word="false"/>
      <style:text-properties fo:font-weight="bold" officeooo:rsid="001ea154" officeooo:paragraph-rsid="001ea15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a154" officeooo:paragraph-rsid="001ea154" style:font-weight-asian="bold" style:font-weight-complex="bold"/>
    </style:style>
    <style:style style:name="T1" style:family="text">
      <style:text-properties officeooo:rsid="001f3d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queries are timed from before the first sql query is made to after the last sql query made. All <text:span text:style-name="T1">numbers</text:span> are in nanoseconds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Users as Rows</text:p>
          </table:table-cell>
          <table:table-cell table:style-name="Table1.B1" office:value-type="string">
            <text:p text:style-name="P5">States as Rows</text:p>
          </table:table-cell>
        </table:table-row>
        <table:table-row>
          <table:table-cell table:style-name="Table1.A2" office:value-type="string">
            <text:p text:style-name="P3">No Filters</text:p>
            <text:p text:style-name="P2">793383859</text:p>
            <text:p text:style-name="P2">786369092</text:p>
            <text:p text:style-name="P2">1301308430</text:p>
            <text:p text:style-name="P2">857814635</text:p>
            <text:p text:style-name="P2">775796647</text:p>
            <text:p text:style-name="P2"/>
            <text:p text:style-name="P3">State Filter</text:p>
            <text:p text:style-name="P2">725415773</text:p>
            <text:p text:style-name="P2">797719028</text:p>
            <text:p text:style-name="P2">718203973</text:p>
            <text:p text:style-name="P2">720510987</text:p>
            <text:p text:style-name="P2">696516091</text:p>
            <text:p text:style-name="P2"/>
            <text:p text:style-name="P3">Category Filter</text:p>
            <text:p text:style-name="P2">782858324</text:p>
            <text:p text:style-name="P2">927266139</text:p>
            <text:p text:style-name="P2">774531031</text:p>
            <text:p text:style-name="P2">786033892</text:p>
            <text:p text:style-name="P2">766982611</text:p>
            <text:p text:style-name="P2"/>
            <text:p text:style-name="P3">Both Filters</text:p>
            <text:p text:style-name="P2">732237331</text:p>
            <text:p text:style-name="P2">866222220</text:p>
            <text:p text:style-name="P2">750495601</text:p>
            <text:p text:style-name="P2">765883895</text:p>
            <text:p text:style-name="P2">733776804</text:p>
          </table:table-cell>
          <table:table-cell table:style-name="Table1.B2" office:value-type="string">
            <text:p text:style-name="P3">No Filters</text:p>
            <text:p text:style-name="P2">987486961</text:p>
            <text:p text:style-name="P2">970382722</text:p>
            <text:p text:style-name="P2">991776981</text:p>
            <text:p text:style-name="P2">993892596</text:p>
            <text:p text:style-name="P2">1000901939</text:p>
            <text:p text:style-name="P2"/>
            <text:p text:style-name="P3">State Filter</text:p>
            <text:p text:style-name="P2">730242323</text:p>
            <text:p text:style-name="P2">739643056</text:p>
            <text:p text:style-name="P2">717944279</text:p>
            <text:p text:style-name="P2">716486020</text:p>
            <text:p text:style-name="P2">709685726</text:p>
            <text:p text:style-name="P2"/>
            <text:p text:style-name="P3">Category Filter</text:p>
            <text:p text:style-name="P2">956774639</text:p>
            <text:p text:style-name="P2">1108238756</text:p>
            <text:p text:style-name="P2">962880805</text:p>
            <text:p text:style-name="P2">967480123</text:p>
            <text:p text:style-name="P2">937278252</text:p>
            <text:p text:style-name="P2"/>
            <text:p text:style-name="P3">Both Filters</text:p>
            <text:p text:style-name="P2">725514393</text:p>
            <text:p text:style-name="P2">831043390</text:p>
            <text:p text:style-name="P2">725344293</text:p>
            <text:p text:style-name="P2">709780699</text:p>
            <text:p text:style-name="P2">738955781</text:p>
          </table:table-cell>
        </table:table-row>
      </table:table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a154" officeooo:paragraph-rsid="001ea15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n Time Queri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2:56:27.583795089</meta:creation-date>
    <dc:date>2014-06-06T13:02:17.925792727</dc:date>
    <meta:editing-duration>PT9S</meta:editing-duration>
    <meta:editing-cycles>2</meta:editing-cycles>
    <meta:generator>LibreOffice/4.2.3.3$Linux_X86_64 LibreOffice_project/420m0$Build-3</meta:generator>
    <meta:document-statistic meta:table-count="1" meta:image-count="0" meta:object-count="0" meta:page-count="1" meta:paragraph-count="52" meta:word-count="89" meta:character-count="633" meta:non-whitespace-character-count="596"/>
  </office:meta>
</office:document-meta>
</file>